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Text_20_body">
      <style:text-properties officeooo:rsid="147bfa11" officeooo:paragraph-rsid="147bfa11"/>
    </style:style>
    <style:style style:name="P72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73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75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76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77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78" style:family="paragraph" style:parent-style-name="Standard">
      <style:paragraph-properties fo:text-align="center" style:justify-single-word="false" fo:break-before="page"/>
    </style:style>
    <style:style style:name="P79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1" style:family="paragraph" style:parent-style-name="Heading_20_1">
      <style:text-properties officeooo:rsid="13b5c3ac" officeooo:paragraph-rsid="13b5c3ac"/>
    </style:style>
    <style:style style:name="P82" style:family="paragraph" style:parent-style-name="Heading_20_1">
      <style:text-properties officeooo:rsid="144834f2" officeooo:paragraph-rsid="144834f2"/>
    </style:style>
    <style:style style:name="P83" style:family="paragraph" style:parent-style-name="Heading_20_1">
      <style:text-properties officeooo:rsid="13f39f28" officeooo:paragraph-rsid="13f39f28"/>
    </style:style>
    <style:style style:name="P84" style:family="paragraph" style:parent-style-name="Heading_20_1">
      <style:text-properties officeooo:paragraph-rsid="13c4edb1"/>
    </style:style>
    <style:style style:name="P85" style:family="paragraph" style:parent-style-name="Heading_20_1">
      <style:text-properties officeooo:rsid="13ea7785" officeooo:paragraph-rsid="13ea7785"/>
    </style:style>
    <style:style style:name="P86" style:family="paragraph" style:parent-style-name="Heading_20_1">
      <style:text-properties officeooo:rsid="149d7560" officeooo:paragraph-rsid="14b97049"/>
    </style:style>
    <style:style style:name="P87" style:family="paragraph" style:parent-style-name="Heading_20_1">
      <style:paragraph-properties fo:break-before="page"/>
      <style:text-properties officeooo:paragraph-rsid="13c897d6"/>
    </style:style>
    <style:style style:name="P88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89" style:family="paragraph" style:parent-style-name="Text_20_body" style:list-style-name="L1">
      <style:text-properties officeooo:rsid="1414e7bf" officeooo:paragraph-rsid="1414e7bf"/>
    </style:style>
    <style:style style:name="P90" style:family="paragraph" style:parent-style-name="Text_20_body" style:list-style-name="L2">
      <style:text-properties officeooo:rsid="1428ee69" officeooo:paragraph-rsid="1428ee69"/>
    </style:style>
    <style:style style:name="P91" style:family="paragraph" style:parent-style-name="Text_20_body" style:list-style-name="L3">
      <style:text-properties officeooo:rsid="13987b92" officeooo:paragraph-rsid="13987b92"/>
    </style:style>
    <style:style style:name="P92" style:family="paragraph" style:parent-style-name="Text_20_body" style:list-style-name="L4">
      <style:text-properties officeooo:rsid="144b4398" officeooo:paragraph-rsid="144b4398"/>
    </style:style>
    <style:style style:name="P93" style:family="paragraph" style:parent-style-name="Text_20_body" style:list-style-name="L5">
      <style:text-properties officeooo:rsid="1399e482" officeooo:paragraph-rsid="1399e482"/>
    </style:style>
    <style:style style:name="P94" style:family="paragraph" style:parent-style-name="Text_20_body" style:list-style-name="L6">
      <style:text-properties officeooo:rsid="1399e482" officeooo:paragraph-rsid="1399e482"/>
    </style:style>
    <style:style style:name="P95" style:family="paragraph" style:parent-style-name="Text_20_body" style:list-style-name="L7">
      <style:text-properties officeooo:rsid="1369f5de" officeooo:paragraph-rsid="1369f5de"/>
    </style:style>
    <style:style style:name="P96" style:family="paragraph" style:parent-style-name="Text_20_body" style:list-style-name="L8">
      <style:text-properties officeooo:rsid="1361fc26" officeooo:paragraph-rsid="1361fc26"/>
    </style:style>
    <style:style style:name="P97" style:family="paragraph" style:parent-style-name="Text_20_body" style:list-style-name="L8">
      <style:text-properties officeooo:rsid="13636ff3" officeooo:paragraph-rsid="13636ff3"/>
    </style:style>
    <style:style style:name="P98" style:family="paragraph" style:parent-style-name="Text_20_body" style:list-style-name="L8">
      <style:text-properties officeooo:rsid="1365502e" officeooo:paragraph-rsid="1365502e"/>
    </style:style>
    <style:style style:name="P99" style:family="paragraph" style:parent-style-name="Text_20_body" style:list-style-name="L8">
      <style:text-properties officeooo:rsid="1366e62a" officeooo:paragraph-rsid="1366e62a"/>
    </style:style>
    <style:style style:name="P100" style:family="paragraph" style:parent-style-name="Text_20_body" style:list-style-name="L8">
      <style:text-properties officeooo:rsid="136858e7" officeooo:paragraph-rsid="136858e7"/>
    </style:style>
    <style:style style:name="P101" style:family="paragraph" style:parent-style-name="Text_20_body" style:list-style-name="L8">
      <style:text-properties officeooo:rsid="13677e7f" officeooo:paragraph-rsid="13677e7f"/>
    </style:style>
    <style:style style:name="P102" style:family="paragraph" style:parent-style-name="Text_20_body" style:list-style-name="L8">
      <style:text-properties officeooo:rsid="13699aa6" officeooo:paragraph-rsid="13699aa6"/>
    </style:style>
    <style:style style:name="P103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04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05" style:family="paragraph" style:parent-style-name="Text_20_body" style:list-style-name="L8">
      <style:text-properties officeooo:rsid="1373d5fb" officeooo:paragraph-rsid="1373d5fb"/>
    </style:style>
    <style:style style:name="P106" style:family="paragraph" style:parent-style-name="Text_20_body" style:list-style-name="L8">
      <style:text-properties officeooo:rsid="136be96e" officeooo:paragraph-rsid="136be96e"/>
    </style:style>
    <style:style style:name="P107" style:family="paragraph" style:parent-style-name="Text_20_body" style:list-style-name="L8">
      <style:text-properties officeooo:rsid="137804fa" officeooo:paragraph-rsid="137804fa"/>
    </style:style>
    <style:style style:name="P108" style:family="paragraph" style:parent-style-name="Text_20_body" style:list-style-name="L8">
      <style:text-properties officeooo:rsid="137a6fb9" officeooo:paragraph-rsid="137a6fb9"/>
    </style:style>
    <style:style style:name="P109" style:family="paragraph" style:parent-style-name="Text_20_body" style:list-style-name="L8">
      <style:text-properties officeooo:rsid="136f4a86" officeooo:paragraph-rsid="136f4a86"/>
    </style:style>
    <style:style style:name="P110" style:family="paragraph" style:parent-style-name="Text_20_body" style:list-style-name="L9">
      <style:text-properties officeooo:rsid="14640bdc" officeooo:paragraph-rsid="13f39f28"/>
    </style:style>
    <style:style style:name="P111" style:family="paragraph" style:parent-style-name="Text_20_body" style:list-style-name="L9">
      <style:text-properties officeooo:rsid="13fbbac4" officeooo:paragraph-rsid="13fbbac4"/>
    </style:style>
    <style:style style:name="P112" style:family="paragraph" style:parent-style-name="Text_20_body" style:list-style-name="L9">
      <style:text-properties officeooo:rsid="140fb9d8" officeooo:paragraph-rsid="140fb9d8"/>
    </style:style>
    <style:style style:name="P113" style:family="paragraph" style:parent-style-name="Text_20_body" style:list-style-name="L9">
      <style:text-properties officeooo:rsid="135e1072" officeooo:paragraph-rsid="13f39f28"/>
    </style:style>
    <style:style style:name="P114" style:family="paragraph" style:parent-style-name="Text_20_body" style:list-style-name="L9">
      <style:text-properties officeooo:rsid="13f71362" officeooo:paragraph-rsid="13f71362"/>
    </style:style>
    <style:style style:name="P115" style:family="paragraph" style:parent-style-name="Text_20_body" style:list-style-name="L9">
      <style:text-properties officeooo:rsid="135f6999" officeooo:paragraph-rsid="13f39f28"/>
    </style:style>
    <style:style style:name="P116" style:family="paragraph" style:parent-style-name="Text_20_body" style:list-style-name="L9">
      <style:text-properties officeooo:rsid="13f81d8c" officeooo:paragraph-rsid="13f81d8c"/>
    </style:style>
    <style:style style:name="P117" style:family="paragraph" style:parent-style-name="Text_20_body" style:list-style-name="L9">
      <style:text-properties officeooo:rsid="13f964f4" officeooo:paragraph-rsid="13f964f4"/>
    </style:style>
    <style:style style:name="P118" style:family="paragraph" style:parent-style-name="Text_20_body" style:list-style-name="L9">
      <style:text-properties officeooo:rsid="1412ff72" officeooo:paragraph-rsid="1412ff72"/>
    </style:style>
    <style:style style:name="P119" style:family="paragraph" style:parent-style-name="Text_20_body" style:list-style-name="L9">
      <style:text-properties officeooo:rsid="142f7e64" officeooo:paragraph-rsid="142f7e64"/>
    </style:style>
    <style:style style:name="P120" style:family="paragraph" style:parent-style-name="Text_20_body" style:list-style-name="L9">
      <style:text-properties officeooo:rsid="14310527" officeooo:paragraph-rsid="143da0a4"/>
    </style:style>
    <style:style style:name="P121" style:family="paragraph" style:parent-style-name="Text_20_body" style:list-style-name="L10">
      <style:text-properties officeooo:rsid="13c6f397" officeooo:paragraph-rsid="13c6f397"/>
    </style:style>
    <style:style style:name="P122" style:family="paragraph" style:parent-style-name="Text_20_body" style:list-style-name="L10">
      <style:text-properties officeooo:rsid="1439a25c" officeooo:paragraph-rsid="1439a25c"/>
    </style:style>
    <style:style style:name="P123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24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25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26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27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28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29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30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31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32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33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34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35" style:family="paragraph" style:parent-style-name="Text_20_body" style:list-style-name="L12">
      <style:text-properties officeooo:rsid="13ee5695" officeooo:paragraph-rsid="13ee5695"/>
    </style:style>
    <style:style style:name="P136" style:family="paragraph" style:parent-style-name="Text_20_body" style:list-style-name="L13">
      <style:text-properties officeooo:rsid="143776d1" officeooo:paragraph-rsid="143776d1"/>
    </style:style>
    <style:style style:name="P137" style:family="paragraph" style:parent-style-name="Text_20_body" style:list-style-name="L14">
      <style:text-properties fo:language="cs" fo:country="CZ" officeooo:rsid="1423313d" officeooo:paragraph-rsid="1423313d"/>
    </style:style>
    <style:style style:name="P138" style:family="paragraph" style:parent-style-name="Text_20_body" style:list-style-name="L15">
      <style:text-properties officeooo:rsid="1428ab36" officeooo:paragraph-rsid="1428ab36"/>
    </style:style>
    <style:style style:name="P139" style:family="paragraph" style:parent-style-name="Text_20_body" style:list-style-name="L15">
      <style:text-properties officeooo:rsid="1424781f" officeooo:paragraph-rsid="1428ab36"/>
    </style:style>
    <style:style style:name="P140" style:family="paragraph" style:parent-style-name="Text_20_body" style:list-style-name="L16">
      <style:text-properties officeooo:rsid="1427b233" officeooo:paragraph-rsid="1427b233"/>
    </style:style>
    <style:style style:name="P141" style:family="paragraph" style:parent-style-name="Text_20_body" style:list-style-name="L16">
      <style:text-properties officeooo:rsid="142a68b6" officeooo:paragraph-rsid="142a68b6"/>
    </style:style>
    <style:style style:name="P142" style:family="paragraph" style:parent-style-name="Text_20_body" style:list-style-name="L17">
      <style:text-properties officeooo:rsid="1418b0f2" officeooo:paragraph-rsid="1418b0f2"/>
    </style:style>
    <style:style style:name="P143" style:family="paragraph" style:parent-style-name="Text_20_body" style:list-style-name="L17">
      <style:text-properties officeooo:rsid="141ca2f0" officeooo:paragraph-rsid="141ca2f0"/>
    </style:style>
    <style:style style:name="P144" style:family="paragraph" style:parent-style-name="Text_20_body" style:list-style-name="L17">
      <style:text-properties officeooo:rsid="141b9780" officeooo:paragraph-rsid="141b9780"/>
    </style:style>
    <style:style style:name="P145" style:family="paragraph" style:parent-style-name="Text_20_body" style:list-style-name="L18">
      <style:text-properties officeooo:rsid="140621d3" officeooo:paragraph-rsid="140621d3"/>
    </style:style>
    <style:style style:name="P146" style:family="paragraph" style:parent-style-name="Text_20_body" style:list-style-name="L18">
      <style:text-properties officeooo:rsid="1407f809" officeooo:paragraph-rsid="1407f809"/>
    </style:style>
    <style:style style:name="P147" style:family="paragraph" style:parent-style-name="Text_20_body" style:list-style-name="L19">
      <style:text-properties officeooo:rsid="14084372" officeooo:paragraph-rsid="14084372"/>
    </style:style>
    <style:style style:name="P148" style:family="paragraph" style:parent-style-name="Text_20_body" style:list-style-name="L19">
      <style:text-properties officeooo:rsid="140a2550" officeooo:paragraph-rsid="140a2550"/>
    </style:style>
    <style:style style:name="P149" style:family="paragraph" style:parent-style-name="Text_20_body" style:list-style-name="L20">
      <style:text-properties officeooo:rsid="13acaa82" officeooo:paragraph-rsid="13acaa82"/>
    </style:style>
    <style:style style:name="P150" style:family="paragraph" style:parent-style-name="Text_20_body" style:list-style-name="L20">
      <style:text-properties officeooo:rsid="13e855f4" officeooo:paragraph-rsid="13e855f4"/>
    </style:style>
    <style:style style:name="P151" style:family="paragraph" style:parent-style-name="Text_20_body" style:list-style-name="L20">
      <style:text-properties officeooo:rsid="13adf654" officeooo:paragraph-rsid="13adf654"/>
    </style:style>
    <style:style style:name="P152" style:family="paragraph" style:parent-style-name="Text_20_body" style:list-style-name="L21">
      <style:text-properties officeooo:rsid="13907447" officeooo:paragraph-rsid="139ead1d" fo:background-color="#dddddd"/>
    </style:style>
    <style:style style:name="P153" style:family="paragraph" style:parent-style-name="Text_20_body" style:list-style-name="L28">
      <style:text-properties officeooo:rsid="1450a7bf" officeooo:paragraph-rsid="1450a7bf"/>
    </style:style>
    <style:style style:name="P154" style:family="paragraph" style:parent-style-name="Text_20_body" style:list-style-name="L29">
      <style:text-properties officeooo:rsid="1454b333" officeooo:paragraph-rsid="1454b333"/>
    </style:style>
    <style:style style:name="P155" style:family="paragraph" style:parent-style-name="Text_20_body" style:list-style-name="L29">
      <style:text-properties officeooo:rsid="1454b333" officeooo:paragraph-rsid="1456c611"/>
    </style:style>
    <style:style style:name="P156" style:family="paragraph" style:parent-style-name="Text_20_body" style:list-style-name="L30">
      <style:text-properties officeooo:rsid="1456c611" officeooo:paragraph-rsid="1456c611"/>
    </style:style>
    <style:style style:name="P157" style:family="paragraph" style:parent-style-name="Text_20_body" style:list-style-name="L30">
      <style:text-properties officeooo:rsid="1456c611" officeooo:paragraph-rsid="1457ca81"/>
    </style:style>
    <style:style style:name="P158" style:family="paragraph" style:parent-style-name="Text_20_body" style:list-style-name="L30">
      <style:text-properties officeooo:rsid="1457ca81" officeooo:paragraph-rsid="1457ca81"/>
    </style:style>
    <style:style style:name="P159" style:family="paragraph" style:parent-style-name="Text_20_body" style:list-style-name="L31">
      <style:text-properties officeooo:rsid="1457ed78" officeooo:paragraph-rsid="1457ed78"/>
    </style:style>
    <style:style style:name="P160" style:family="paragraph" style:parent-style-name="Text_20_body" style:list-style-name="L32">
      <style:text-properties officeooo:rsid="146777a2" officeooo:paragraph-rsid="146777a2"/>
    </style:style>
    <style:style style:name="P161" style:family="paragraph" style:parent-style-name="Text_20_body" style:list-style-name="L32">
      <style:text-properties officeooo:rsid="146970d4" officeooo:paragraph-rsid="146970d4"/>
    </style:style>
    <style:style style:name="P162" style:family="paragraph" style:parent-style-name="Text_20_body" style:list-style-name="L32">
      <style:text-properties officeooo:rsid="1469e673" officeooo:paragraph-rsid="1469e673"/>
    </style:style>
    <style:style style:name="P163" style:family="paragraph" style:parent-style-name="Text_20_body" style:list-style-name="L33">
      <style:text-properties officeooo:rsid="145c1699" officeooo:paragraph-rsid="145c1699"/>
    </style:style>
    <style:style style:name="P164" style:family="paragraph" style:parent-style-name="Text_20_body" style:list-style-name="L33">
      <style:text-properties officeooo:rsid="145c66c2" officeooo:paragraph-rsid="145c66c2"/>
    </style:style>
    <style:style style:name="P165" style:family="paragraph" style:parent-style-name="Text_20_body" style:list-style-name="L34">
      <style:text-properties officeooo:rsid="1461b9f1" officeooo:paragraph-rsid="1461b9f1"/>
    </style:style>
    <style:style style:name="P166" style:family="paragraph" style:parent-style-name="Text_20_body" style:list-style-name="L35">
      <style:text-properties officeooo:rsid="14761e98" officeooo:paragraph-rsid="14761e98"/>
    </style:style>
    <style:style style:name="P167" style:family="paragraph" style:parent-style-name="Text_20_body" style:list-style-name="L43">
      <style:text-properties officeooo:rsid="14761e98" officeooo:paragraph-rsid="14761e98"/>
    </style:style>
    <style:style style:name="P168" style:family="paragraph" style:parent-style-name="Text_20_body" style:list-style-name="L36">
      <style:text-properties officeooo:rsid="14b35c5e" officeooo:paragraph-rsid="14b35c5e"/>
    </style:style>
    <style:style style:name="P169" style:family="paragraph" style:parent-style-name="Text_20_body" style:list-style-name="L37">
      <style:text-properties officeooo:rsid="146f841f" officeooo:paragraph-rsid="1470b44d"/>
    </style:style>
    <style:style style:name="P170" style:family="paragraph" style:parent-style-name="Text_20_body" style:list-style-name="L38">
      <style:text-properties officeooo:rsid="147169cf" officeooo:paragraph-rsid="147169cf"/>
    </style:style>
    <style:style style:name="P171" style:family="paragraph" style:parent-style-name="Text_20_body" style:list-style-name="L39">
      <style:text-properties officeooo:rsid="147169cf" officeooo:paragraph-rsid="147169cf"/>
    </style:style>
    <style:style style:name="P172" style:family="paragraph" style:parent-style-name="Text_20_body" style:list-style-name="L40">
      <style:text-properties officeooo:rsid="147169cf" officeooo:paragraph-rsid="147169cf"/>
    </style:style>
    <style:style style:name="P173" style:family="paragraph" style:parent-style-name="Text_20_body" style:list-style-name="L38">
      <style:text-properties officeooo:rsid="14b39cf0" officeooo:paragraph-rsid="14b39cf0"/>
    </style:style>
    <style:style style:name="P174" style:family="paragraph" style:parent-style-name="Text_20_body" style:list-style-name="L38">
      <style:text-properties officeooo:rsid="14b4e939" officeooo:paragraph-rsid="14b4e939"/>
    </style:style>
    <style:style style:name="P175" style:family="paragraph" style:parent-style-name="Text_20_body" style:list-style-name="L38">
      <style:text-properties officeooo:rsid="149e8e3c" officeooo:paragraph-rsid="149e8e3c"/>
    </style:style>
    <style:style style:name="P176" style:family="paragraph" style:parent-style-name="Text_20_body" style:list-style-name="L38">
      <style:text-properties officeooo:rsid="149eabb5" officeooo:paragraph-rsid="149eabb5"/>
    </style:style>
    <style:style style:name="P177" style:family="paragraph" style:parent-style-name="Text_20_body" style:list-style-name="L38">
      <style:text-properties officeooo:rsid="14a02fab" officeooo:paragraph-rsid="14a02fab"/>
    </style:style>
    <style:style style:name="P178" style:family="paragraph" style:parent-style-name="Text_20_body" style:list-style-name="L37">
      <style:text-properties officeooo:rsid="1470b44d" officeooo:paragraph-rsid="1470b44d"/>
    </style:style>
    <style:style style:name="P179" style:family="paragraph" style:parent-style-name="Text_20_body" style:list-style-name="L39">
      <style:text-properties officeooo:rsid="14719e41" officeooo:paragraph-rsid="14719e41"/>
    </style:style>
    <style:style style:name="P180" style:family="paragraph" style:parent-style-name="Text_20_body" style:list-style-name="L41">
      <style:text-properties officeooo:rsid="14719e41" officeooo:paragraph-rsid="14719e41"/>
    </style:style>
    <style:style style:name="P181" style:family="paragraph" style:parent-style-name="Text_20_body" style:list-style-name="L43">
      <style:text-properties officeooo:rsid="14719e41" officeooo:paragraph-rsid="14719e41"/>
    </style:style>
    <style:style style:name="P182" style:family="paragraph" style:parent-style-name="Text_20_body" style:list-style-name="L41">
      <style:text-properties officeooo:rsid="14735a05" officeooo:paragraph-rsid="14735a05"/>
    </style:style>
    <style:style style:name="P183" style:family="paragraph" style:parent-style-name="Text_20_body" style:list-style-name="L41">
      <style:text-properties officeooo:rsid="1474b7eb" officeooo:paragraph-rsid="1474b7eb"/>
    </style:style>
    <style:style style:name="P184" style:family="paragraph" style:parent-style-name="Text_20_body" style:list-style-name="L43">
      <style:text-properties officeooo:rsid="1474b7eb" officeooo:paragraph-rsid="1474b7eb"/>
    </style:style>
    <style:style style:name="P185" style:family="paragraph" style:parent-style-name="Text_20_body" style:list-style-name="L39">
      <style:text-properties officeooo:rsid="147859e2" officeooo:paragraph-rsid="147859e2"/>
    </style:style>
    <style:style style:name="P186" style:family="paragraph" style:parent-style-name="Text_20_body" style:list-style-name="L42">
      <style:text-properties officeooo:rsid="147859e2" officeooo:paragraph-rsid="147859e2"/>
    </style:style>
    <style:style style:name="P187" style:family="paragraph" style:parent-style-name="Text_20_body" style:list-style-name="L42">
      <style:text-properties officeooo:rsid="147a4b5b" officeooo:paragraph-rsid="147a4b5b"/>
    </style:style>
    <style:style style:name="P188" style:family="paragraph" style:parent-style-name="Text_20_body" style:list-style-name="L43">
      <style:text-properties officeooo:rsid="147a97ff" officeooo:paragraph-rsid="147a97ff"/>
    </style:style>
    <style:style style:name="P189" style:family="paragraph" style:parent-style-name="Text_20_body" style:list-style-name="L43">
      <style:text-properties officeooo:rsid="147723ad" officeooo:paragraph-rsid="147723ad"/>
    </style:style>
    <style:style style:name="P190" style:family="paragraph" style:parent-style-name="Text_20_body" style:list-style-name="L44">
      <style:text-properties officeooo:rsid="147bfa11" officeooo:paragraph-rsid="147bfa11"/>
    </style:style>
    <style:style style:name="P191" style:family="paragraph" style:parent-style-name="Text_20_body" style:list-style-name="L44">
      <style:text-properties officeooo:rsid="147c4ca8" officeooo:paragraph-rsid="147c4ca8"/>
    </style:style>
    <style:style style:name="P192" style:family="paragraph" style:parent-style-name="Text_20_body" style:list-style-name="L44">
      <style:text-properties officeooo:rsid="147d5f5e" officeooo:paragraph-rsid="147d5f5e"/>
    </style:style>
    <style:style style:name="P193" style:family="paragraph" style:parent-style-name="Text_20_body" style:list-style-name="L44">
      <style:text-properties officeooo:rsid="147e3c7b" officeooo:paragraph-rsid="147e3c7b"/>
    </style:style>
    <style:style style:name="P194" style:family="paragraph" style:parent-style-name="Text_20_body" style:list-style-name="L44">
      <style:text-properties officeooo:rsid="14834d73" officeooo:paragraph-rsid="14834d73"/>
    </style:style>
    <style:style style:name="P195" style:family="paragraph" style:parent-style-name="Text_20_body" style:list-style-name="L44">
      <style:text-properties officeooo:rsid="14804759" officeooo:paragraph-rsid="14804759"/>
    </style:style>
    <style:style style:name="P196" style:family="paragraph" style:parent-style-name="Text_20_body" style:list-style-name="L44">
      <style:text-properties officeooo:rsid="14839d74" officeooo:paragraph-rsid="14839d74"/>
    </style:style>
    <style:style style:name="P197" style:family="paragraph" style:parent-style-name="Text_20_body" style:list-style-name="L44">
      <style:text-properties officeooo:rsid="1483eb3d" officeooo:paragraph-rsid="1483eb3d"/>
    </style:style>
    <style:style style:name="P198" style:family="paragraph" style:parent-style-name="Text_20_body" style:list-style-name="L44">
      <style:text-properties officeooo:rsid="14943a77" officeooo:paragraph-rsid="14943a77"/>
    </style:style>
    <style:style style:name="P199" style:family="paragraph" style:parent-style-name="Text_20_body" style:list-style-name="L44">
      <style:text-properties officeooo:rsid="1494de6e" officeooo:paragraph-rsid="1494de6e"/>
    </style:style>
    <style:style style:name="P200" style:family="paragraph" style:parent-style-name="Text_20_body" style:list-style-name="L44">
      <style:text-properties officeooo:rsid="14954a06" officeooo:paragraph-rsid="14954a06"/>
    </style:style>
    <style:style style:name="P201" style:family="paragraph" style:parent-style-name="Text_20_body" style:list-style-name="L44">
      <style:text-properties officeooo:rsid="148ac6bb" officeooo:paragraph-rsid="148ac6bb"/>
    </style:style>
    <style:style style:name="P202" style:family="paragraph" style:parent-style-name="Text_20_body" style:list-style-name="L44">
      <style:text-properties officeooo:rsid="148c74c1" officeooo:paragraph-rsid="148c74c1"/>
    </style:style>
    <style:style style:name="P203" style:family="paragraph" style:parent-style-name="Text_20_body" style:list-style-name="L44">
      <style:text-properties officeooo:rsid="148e1aa7" officeooo:paragraph-rsid="148e1aa7"/>
    </style:style>
    <style:style style:name="P204" style:family="paragraph" style:parent-style-name="Text_20_body" style:list-style-name="L44">
      <style:text-properties officeooo:rsid="14903cd9" officeooo:paragraph-rsid="14903cd9"/>
    </style:style>
    <style:style style:name="P205" style:family="paragraph" style:parent-style-name="Text_20_body" style:list-style-name="L44">
      <style:text-properties officeooo:rsid="149c10fb" officeooo:paragraph-rsid="14977015"/>
    </style:style>
    <style:style style:name="P206" style:family="paragraph" style:parent-style-name="Text_20_body" style:list-style-name="L44">
      <style:text-properties officeooo:rsid="14982384" officeooo:paragraph-rsid="14982384"/>
    </style:style>
    <style:style style:name="P207" style:family="paragraph" style:parent-style-name="Text_20_body" style:list-style-name="L44">
      <style:text-properties officeooo:rsid="149b2af4" officeooo:paragraph-rsid="149b2af4"/>
    </style:style>
    <style:style style:name="P208" style:family="paragraph" style:parent-style-name="Text_20_body" style:list-style-name="L44">
      <style:text-properties officeooo:rsid="1499bada" officeooo:paragraph-rsid="1499bada"/>
    </style:style>
    <style:style style:name="P209" style:family="paragraph" style:parent-style-name="Text_20_body" style:list-style-name="L44">
      <style:text-properties officeooo:rsid="149d7560" officeooo:paragraph-rsid="149d7560"/>
    </style:style>
    <style:style style:name="P210" style:family="paragraph" style:parent-style-name="Text_20_body">
      <style:text-properties officeooo:rsid="14b97049" officeooo:paragraph-rsid="14b97049"/>
    </style:style>
    <style:style style:name="P211" style:family="paragraph" style:parent-style-name="Text_20_body" style:list-style-name="L45">
      <style:text-properties officeooo:rsid="14b97049" officeooo:paragraph-rsid="14b97049"/>
    </style:style>
    <style:style style:name="P212" style:family="paragraph" style:parent-style-name="Text_20_body" style:list-style-name="L45">
      <style:text-properties officeooo:rsid="14ba3732" officeooo:paragraph-rsid="14ba3732"/>
    </style:style>
    <style:style style:name="P213" style:family="paragraph" style:parent-style-name="Text_20_body" style:list-style-name="L45">
      <style:text-properties officeooo:rsid="14ba7263" officeooo:paragraph-rsid="14ba7263"/>
    </style:style>
    <style:style style:name="P214" style:family="paragraph" style:parent-style-name="Text_20_body" style:list-style-name="L45">
      <style:text-properties officeooo:rsid="14bd20f4" officeooo:paragraph-rsid="14bd20f4"/>
    </style:style>
    <style:style style:name="P215" style:family="paragraph" style:parent-style-name="Text_20_body" style:list-style-name="L45">
      <style:text-properties officeooo:rsid="14bde152" officeooo:paragraph-rsid="14bde152"/>
    </style:style>
    <style:style style:name="P216" style:family="paragraph" style:parent-style-name="Text_20_body" style:list-style-name="L45">
      <style:text-properties officeooo:rsid="14bf69ed" officeooo:paragraph-rsid="14bf69ed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fo:font-style="normal" officeooo:rsid="141cb78f" style:font-style-asian="normal" style:font-style-complex="normal"/>
    </style:style>
    <style:style style:name="T20" style:family="text">
      <style:text-properties fo:font-style="normal" officeooo:rsid="141dc750" style:font-style-asian="normal" style:font-style-complex="normal"/>
    </style:style>
    <style:style style:name="T21" style:family="text">
      <style:text-properties fo:font-style="normal" officeooo:rsid="143a34c1" style:font-style-asian="normal" style:font-style-complex="normal"/>
    </style:style>
    <style:style style:name="T22" style:family="text">
      <style:text-properties fo:font-style="normal" officeooo:rsid="146dcae4" style:font-style-asian="normal" style:font-style-complex="normal"/>
    </style:style>
    <style:style style:name="T23" style:family="text">
      <style:text-properties fo:font-style="normal" officeooo:rsid="14a443be" style:font-style-asian="normal" style:font-style-complex="normal"/>
    </style:style>
    <style:style style:name="T24" style:family="text">
      <style:text-properties fo:font-style="normal" officeooo:rsid="14a8e40b" style:font-style-asian="normal" style:font-style-complex="normal"/>
    </style:style>
    <style:style style:name="T25" style:family="text">
      <style:text-properties officeooo:rsid="1395e390"/>
    </style:style>
    <style:style style:name="T26" style:family="text">
      <style:text-properties officeooo:rsid="139bacbb"/>
    </style:style>
    <style:style style:name="T27" style:family="text">
      <style:text-properties officeooo:rsid="13adf654"/>
    </style:style>
    <style:style style:name="T28" style:family="text">
      <style:text-properties officeooo:rsid="13b21bfc"/>
    </style:style>
    <style:style style:name="T29" style:family="text">
      <style:text-properties officeooo:rsid="13b7f7d4"/>
    </style:style>
    <style:style style:name="T30" style:family="text">
      <style:text-properties officeooo:rsid="13c1899b"/>
    </style:style>
    <style:style style:name="T31" style:family="text">
      <style:text-properties officeooo:rsid="13c1fab2"/>
    </style:style>
    <style:style style:name="T32" style:family="text">
      <style:text-properties officeooo:rsid="13c2e072"/>
    </style:style>
    <style:style style:name="T33" style:family="text">
      <style:text-properties officeooo:rsid="13c9888f"/>
    </style:style>
    <style:style style:name="T34" style:family="text">
      <style:text-properties officeooo:rsid="13cd22ab"/>
    </style:style>
    <style:style style:name="T35" style:family="text">
      <style:text-properties officeooo:rsid="13cd8889"/>
    </style:style>
    <style:style style:name="T36" style:family="text">
      <style:text-properties officeooo:rsid="13d19e21"/>
    </style:style>
    <style:style style:name="T37" style:family="text">
      <style:text-properties officeooo:rsid="13d580e7"/>
    </style:style>
    <style:style style:name="T38" style:family="text">
      <style:text-properties officeooo:rsid="13d635aa"/>
    </style:style>
    <style:style style:name="T39" style:family="text">
      <style:text-properties officeooo:rsid="13dcb6db"/>
    </style:style>
    <style:style style:name="T40" style:family="text">
      <style:text-properties officeooo:rsid="13ea7785"/>
    </style:style>
    <style:style style:name="T41" style:family="text">
      <style:text-properties officeooo:rsid="13ed382f"/>
    </style:style>
    <style:style style:name="T42" style:family="text">
      <style:text-properties officeooo:rsid="13f17801"/>
    </style:style>
    <style:style style:name="T43" style:family="text">
      <style:text-properties officeooo:rsid="13f31eb7"/>
    </style:style>
    <style:style style:name="T44" style:family="text">
      <style:text-properties officeooo:rsid="13f697a9"/>
    </style:style>
    <style:style style:name="T45" style:family="text">
      <style:text-properties officeooo:rsid="13f71362"/>
    </style:style>
    <style:style style:name="T46" style:family="text">
      <style:text-properties officeooo:rsid="13fd640b"/>
    </style:style>
    <style:style style:name="T47" style:family="text">
      <style:text-properties officeooo:rsid="140023a2"/>
    </style:style>
    <style:style style:name="T48" style:family="text">
      <style:text-properties officeooo:rsid="1403f3f3"/>
    </style:style>
    <style:style style:name="T49" style:family="text">
      <style:text-properties officeooo:rsid="14054195"/>
    </style:style>
    <style:style style:name="T50" style:family="text">
      <style:text-properties officeooo:rsid="140cac1a"/>
    </style:style>
    <style:style style:name="T51" style:family="text">
      <style:text-properties officeooo:rsid="140e4039"/>
    </style:style>
    <style:style style:name="T52" style:family="text">
      <style:text-properties officeooo:rsid="1410a9e9"/>
    </style:style>
    <style:style style:name="T53" style:family="text">
      <style:text-properties officeooo:rsid="14111809"/>
    </style:style>
    <style:style style:name="T54" style:family="text">
      <style:text-properties officeooo:rsid="14141f3e"/>
    </style:style>
    <style:style style:name="T55" style:family="text">
      <style:text-properties officeooo:rsid="14150045"/>
    </style:style>
    <style:style style:name="T56" style:family="text">
      <style:text-properties fo:language="cs" fo:country="CZ"/>
    </style:style>
    <style:style style:name="T57" style:family="text">
      <style:text-properties fo:language="cs" fo:country="CZ" fo:font-style="normal" style:font-style-asian="normal" style:font-style-complex="normal"/>
    </style:style>
    <style:style style:name="T58" style:family="text">
      <style:text-properties fo:language="cs" fo:country="CZ" fo:font-style="normal" officeooo:rsid="13f4f149" style:font-style-asian="normal" style:font-style-complex="normal"/>
    </style:style>
    <style:style style:name="T59" style:family="text">
      <style:text-properties fo:language="cs" fo:country="CZ" fo:font-style="normal" officeooo:rsid="14045e74" style:font-style-asian="normal" style:font-style-complex="normal"/>
    </style:style>
    <style:style style:name="T60" style:family="text">
      <style:text-properties fo:language="cs" fo:country="CZ" fo:font-style="normal" officeooo:rsid="1402cd26" style:font-style-asian="normal" style:font-style-complex="normal"/>
    </style:style>
    <style:style style:name="T61" style:family="text">
      <style:text-properties fo:language="cs" fo:country="CZ" fo:font-style="normal" officeooo:rsid="141a1046" style:font-style-asian="normal" style:font-style-complex="normal"/>
    </style:style>
    <style:style style:name="T62" style:family="text">
      <style:text-properties officeooo:rsid="1428ab36"/>
    </style:style>
    <style:style style:name="T63" style:family="text">
      <style:text-properties officeooo:rsid="1432cbf0"/>
    </style:style>
    <style:style style:name="T64" style:family="text">
      <style:text-properties officeooo:rsid="14380e93"/>
    </style:style>
    <style:style style:name="T65" style:family="text">
      <style:text-properties officeooo:rsid="143a47c4"/>
    </style:style>
    <style:style style:name="T66" style:family="text">
      <style:text-properties officeooo:rsid="143da0a4"/>
    </style:style>
    <style:style style:name="T67" style:family="text">
      <style:text-properties officeooo:rsid="14340fe0"/>
    </style:style>
    <style:style style:name="T68" style:family="text">
      <style:text-properties officeooo:rsid="143e37fe"/>
    </style:style>
    <style:style style:name="T69" style:family="text">
      <style:text-properties officeooo:rsid="143f742f"/>
    </style:style>
    <style:style style:name="T70" style:family="text">
      <style:text-properties officeooo:rsid="1443a1a3"/>
    </style:style>
    <style:style style:name="T71" style:family="text">
      <style:text-properties officeooo:rsid="1443c9b7"/>
    </style:style>
    <style:style style:name="T72" style:family="text">
      <style:text-properties officeooo:rsid="1444fd5a"/>
    </style:style>
    <style:style style:name="T73" style:family="text">
      <style:text-properties officeooo:rsid="1446c8c5"/>
    </style:style>
    <style:style style:name="T74" style:family="text">
      <style:text-properties officeooo:rsid="13aa8c6e"/>
    </style:style>
    <style:style style:name="T75" style:family="text">
      <style:text-properties officeooo:rsid="144e59db"/>
    </style:style>
    <style:style style:name="T76" style:family="text">
      <style:text-properties officeooo:rsid="144f165f"/>
    </style:style>
    <style:style style:name="T77" style:family="text">
      <style:text-properties officeooo:rsid="1451acd9"/>
    </style:style>
    <style:style style:name="T78" style:family="text">
      <style:text-properties officeooo:rsid="1452d79b"/>
    </style:style>
    <style:style style:name="T79" style:family="text">
      <style:text-properties officeooo:rsid="1456153a"/>
    </style:style>
    <style:style style:name="T80" style:family="text">
      <style:text-properties officeooo:rsid="1456c611"/>
    </style:style>
    <style:style style:name="T81" style:family="text">
      <style:text-properties officeooo:rsid="145a64de"/>
    </style:style>
    <style:style style:name="T82" style:family="text">
      <style:text-properties officeooo:rsid="145fff37"/>
    </style:style>
    <style:style style:name="T83" style:family="text">
      <style:text-properties officeooo:rsid="14633ac5"/>
    </style:style>
    <style:style style:name="T84" style:family="text">
      <style:text-properties officeooo:rsid="14650111"/>
    </style:style>
    <style:style style:name="T85" style:family="text">
      <style:text-properties fo:background-color="#dddddd" loext:char-shading-value="0"/>
    </style:style>
    <style:style style:name="T86" style:family="text">
      <style:text-properties officeooo:rsid="13aa8c6e" fo:background-color="#dddddd" loext:char-shading-value="0"/>
    </style:style>
    <style:style style:name="T87" style:family="text">
      <style:text-properties officeooo:rsid="146a9a30"/>
    </style:style>
    <style:style style:name="T88" style:family="text">
      <style:text-properties officeooo:rsid="146c4239"/>
    </style:style>
    <style:style style:name="T89" style:family="text">
      <style:text-properties officeooo:rsid="146ddf61"/>
    </style:style>
    <style:style style:name="T90" style:family="text">
      <style:text-properties officeooo:rsid="146f42c5"/>
    </style:style>
    <style:style style:name="T91" style:family="text">
      <style:text-properties officeooo:rsid="147169cf"/>
    </style:style>
    <style:style style:name="T92" style:family="text">
      <style:text-properties officeooo:rsid="14727b34"/>
    </style:style>
    <style:style style:name="T93" style:family="text">
      <style:text-properties officeooo:rsid="1481baaf"/>
    </style:style>
    <style:style style:name="T94" style:family="text">
      <style:text-properties officeooo:rsid="148378f6"/>
    </style:style>
    <style:style style:name="T95" style:family="text">
      <style:text-properties officeooo:rsid="1483eb3d"/>
    </style:style>
    <style:style style:name="T96" style:family="text">
      <style:text-properties officeooo:rsid="1485e3ac"/>
    </style:style>
    <style:style style:name="T97" style:family="text">
      <style:text-properties officeooo:rsid="148f65e7"/>
    </style:style>
    <style:style style:name="T98" style:family="text">
      <style:text-properties officeooo:rsid="1491b57c"/>
    </style:style>
    <style:style style:name="T99" style:family="text">
      <style:text-properties officeooo:rsid="1491e13b"/>
    </style:style>
    <style:style style:name="T100" style:family="text">
      <style:text-properties officeooo:rsid="1494de6e"/>
    </style:style>
    <style:style style:name="T101" style:family="text">
      <style:text-properties officeooo:rsid="14966191"/>
    </style:style>
    <style:style style:name="T102" style:family="text">
      <style:text-properties officeooo:rsid="1498269c"/>
    </style:style>
    <style:style style:name="T103" style:family="text">
      <style:text-properties officeooo:rsid="149f2b4f"/>
    </style:style>
    <style:style style:name="T104" style:family="text">
      <style:text-properties officeooo:rsid="14a514d8"/>
    </style:style>
    <style:style style:name="T105" style:family="text">
      <style:text-properties officeooo:rsid="14a774e8"/>
    </style:style>
    <style:style style:name="T106" style:family="text">
      <style:text-properties officeooo:rsid="14aa22a8"/>
    </style:style>
    <style:style style:name="T107" style:family="text">
      <style:text-properties officeooo:rsid="14ab759f"/>
    </style:style>
    <style:style style:name="T108" style:family="text">
      <style:text-properties officeooo:rsid="14afa473"/>
    </style:style>
    <style:style style:name="T109" style:family="text">
      <style:text-properties officeooo:rsid="14b008aa"/>
    </style:style>
    <style:style style:name="T110" style:family="text">
      <style:text-properties officeooo:rsid="14b0b507"/>
    </style:style>
    <style:style style:name="T111" style:family="text">
      <style:text-properties officeooo:rsid="14b51522"/>
    </style:style>
    <style:style style:name="T112" style:family="text">
      <style:text-properties officeooo:rsid="14bde15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/>
      <text:p text:style-name="Text_20_body"/>
      <text:p text:style-name="Text_20_body"/>
      <text:p text:style-name="P73">Dakara</text:p>
      <text:p text:style-name="P72"/>
      <text:p text:style-name="P72"/>
      <text:p text:style-name="P75">Dungeoncrawl</text:p>
      <text:p text:style-name="P74"/>
      <text:p text:style-name="P76">Poznámky ke kampani</text:p>
      <text:p text:style-name="P74"/>
      <text:p text:style-name="P74"/>
      <text:p text:style-name="P74"/>
      <text:p text:style-name="P74"/>
      <text:p text:style-name="P77"/>
      <text:p text:style-name="P1"/>
      <text:p text:style-name="P78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79"><text:a xlink:type="simple" xlink:href="#__RefHeading___Toc241_443151022" text:style-name="Internet_20_link" text:visited-style-name="Internet_20_link">Poznámky k první session</text:a><text:tab/>2</text:p>
          <text:p text:style-name="P80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87" text:outline-level="1">TODO</text:h>
      <text:p text:style-name="P39">Časem by se o artefakty mohli začít zajímat i Seveřani a někdo z říše.</text:p>
      <text:h text:style-name="P81" text:outline-level="1">K vymyšlení</text:h>
      <text:p text:style-name="P47">Kdo využije Vanju jako assassinku a proč?</text:p>
      <text:list xml:id="list3434241712" text:style-name="L1">
        <text:list-item>
          <text:p text:style-name="P89">Bude ji vydírat, nebo jí prostě jen dost zaplatí? Nebo za to nabídne třeba postavení <text:span text:style-name="T55">(to je vlastně ve Vadoře dáno majetkem)</text:span>? <text:span text:style-name="T55">Možná ji nabídne dům ve Vadoře, čímž se z ní stane měšťanka?</text:span></text:p>
        </text:list-item>
      </text:list>
      <text:p text:style-name="P50">Pod jakou satrapii Město patří?</text:p>
      <text:list xml:id="list2720510663" text:style-name="L2">
        <text:list-item>
          <text:p text:style-name="P90">Pod Dórskou (tj. domovská satrapie Filipa Velikého)<text:span text:style-name="T25">.</text:span></text:p>
        </text:list-item>
      </text:list>
      <text:list xml:id="list1502558549" text:style-name="L3">
        <text:list-item>
          <text:p text:style-name="P91">Kdo je satrapou?</text:p>
        </text:list-item>
      </text:list>
      <text:p text:style-name="P56">Jak se jmenuje domovská země dobyvatele?</text:p>
      <text:list xml:id="list2194373858" text:style-name="L4">
        <text:list-item>
          <text:p text:style-name="P92">Dórské království</text:p>
        </text:list-item>
      </text:list>
      <text:p text:style-name="P14">Kdo si činí nárok na trůn po dobyvateli?</text:p>
      <text:list xml:id="list3179621738" text:style-name="L5">
        <text:list-header>
          <text:p text:style-name="P93">Mohli by být 3 – ať jich není zbytečně moc.</text:p>
        </text:list-header>
      </text:list>
      <text:list xml:id="list107469523" text:style-name="L6">
        <text:list-item>
          <text:p text:style-name="P94">Který z následníků bude vládnout naší satrapii?</text:p>
          <text:list>
            <text:list-item>
              <text:p text:style-name="P94">Asi by to měl být ten <text:span text:style-name="T26">(nebo ta?)</text:span>, koho Filip nechal doma spravovat království, <text:span text:style-name="T26">případně jeho potomek.</text:span></text:p>
            </text:list-item>
          </text:list>
        </text:list-item>
      </text:list>
      <text:h text:style-name="P82" text:outline-level="1"><text:soft-page-break/>Nápady</text:h>
      <text:p text:style-name="P55">Throne of Thunder <text:span text:style-name="T75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30">k</text:span>ground story:</text:p>
      <text:list xml:id="list348920914" text:style-name="L7">
        <text:list-item>
          <text:p text:style-name="P95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155891961" text:style-name="L8">
        <text:list-item>
          <text:p text:style-name="P96">Někdo by mohl z knihovny krást knihy.</text:p>
          <text:list>
            <text:list-item>
              <text:p text:style-name="P97">Nejspíš na prodej, ale může tím současně odvádět pozornost od jiných důvodů krádeže.</text:p>
              <text:list>
                <text:list-item>
                  <text:p text:style-name="P98">Mohly by to být třeba knihy o starých civilizacích.</text:p>
                  <text:list>
                    <text:list-item>
                      <text:p text:style-name="P99">Kradou je neo-elfové, ofc.</text:p>
                      <text:list>
                        <text:list-item>
                          <text:p text:style-name="P100">A dělají to proto, aby k nim neměl přístup nikdo další (sami by si je mohli přečíst i bez toho).</text:p>
                        </text:list-item>
                        <text:list-item>
                          <text:p text:style-name="P101"><text:soft-page-break/>Někteří z nich určitě v knihovně p<text:span text:style-name="T76">ů</text:span>soběj taky. Možná dokonce hlavní archivář by mohl být jedním z nich <text:span text:style-name="T32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2">Co se děje v podsvětí?</text:p>
          <text:list>
            <text:list-item>
              <text:p text:style-name="P103">Někdo by nad ním mohl zkusit převzít kontrolu (nový „šéf“ bude mít k ruce vojáky maskované za bouchače).</text:p>
              <text:list>
                <text:list-item>
                  <text:p text:style-name="P104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105">Někdo <text:span text:style-name="T31">(stratég)</text:span> začne likvidovat informátory (příprava na puč).</text:p>
            </text:list-item>
          </text:list>
        </text:list-item>
        <text:list-item>
          <text:p text:style-name="P106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107"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108">Plánuje samozřejmě převzít ve městě moc.</text:p>
                </text:list-item>
              </text:list>
            </text:list-item>
          </text:list>
        </text:list-item>
        <text:list-item>
          <text:p text:style-name="P109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P83" text:outline-level="1">PCs</text:h>
      <text:p text:style-name="P43">Postavy:</text:p>
      <text:list xml:id="list1116511056" text:style-name="L9">
        <text:list-item>
          <text:p text:style-name="P110">Belzebák – kudůk, ranař</text:p>
          <text:list>
            <text:list-item>
              <text:p text:style-name="P111">Maká v Rak<text:span text:style-name="T53">n</text:span>osově taverně, <text:span text:style-name="T46">má nejspíš kontakty s podsvětím.</text:span></text:p>
            </text:list-item>
            <text:list-item>
              <text:p text:style-name="P112">Kontakt: <text:span text:style-name="T52">Raknos – kudůk, majitel Raknosovy taverny, člen Vadorského podsvětí.</text:span></text:p>
            </text:list-item>
          </text:list>
        </text:list-item>
        <text:list-item>
          <text:p text:style-name="P113"><text:span text:style-name="T44">Orbin – elfský p</text:span>ísař <text:span text:style-name="T42">(Orbit)</text:span></text:p>
          <text:list>
            <text:list-item>
              <text:p text:style-name="P114">Otec byl učenec, od něj zná staré jazyky a tak.</text:p>
            </text:list-item>
            <text:list-item>
              <text:p text:style-name="P115"><text:soft-page-break/><text:span text:style-name="T45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13"><text:span text:style-name="T43">Sigmarr (Nikephemos) – seveřan, žoldák intelektuál (</text:span>Ant<text:span text:style-name="T42">)</text:span></text:p>
          <text:list>
            <text:list-item>
              <text:p text:style-name="P116">Původem z malé žoldácké kumpanie, která brzo dorazí do Vadory jako součást armády (několik stovek žoldnéřů).</text:p>
            </text:list-item>
            <text:list-item>
              <text:p text:style-name="P117">Kumpanii (tu malou) vedou dva černí elfové – dvojčata.</text:p>
            </text:list-item>
            <text:list-item>
              <text:p text:style-name="P118">Kontakt: <text:span text:style-name="T54">Vanja – seveřanská žoldačka, bývalá assassinka (což Sigmarr neví).</text:span></text:p>
            </text:list-item>
          </text:list>
        </text:list-item>
        <text:list-item>
          <text:p text:style-name="P119">Bimbam Borůvka (<text:span text:style-name="T65">H</text:span>ač) – hobit, katographer a všeuměl.</text:p>
          <text:list>
            <text:list-item>
              <text:p text:style-name="P120">Kontakt: <text:span text:style-name="T67">Norgat – trpaslík, pouliční obchodník a dohazovač.</text:span></text:p>
            </text:list-item>
          </text:list>
        </text:list-item>
      </text:list>
      <text:h text:style-name="P84" text:outline-level="1">NPCs</text:h>
      <text:h text:style-name="Heading_20_5" text:outline-level="5">Městská správa</text:h>
      <text:p text:style-name="P16">Di<text:span text:style-name="T29">á</text:span>ko<text:span text:style-name="T34">no</text:span>s –<text:span text:style-name="T33"> archon</text:span></text:p>
      <text:p text:style-name="P17"><text:span text:style-name="T111">A</text:span>di<text:span text:style-name="T111">r</text:span>on – hiero<text:span text:style-name="T35">ph</text:span>ant</text:p>
      <text:p text:style-name="P18">Doruvos - stratég</text:p>
      <text:h text:style-name="Heading_20_5" text:outline-level="5">Akademie</text:h>
      <text:p text:style-name="P11">Perdikus –<text:span text:style-name="T7"> člověk, scholarch, něco přes 60 let</text:span></text:p>
      <text:list xml:id="list2690395465" text:style-name="L10">
        <text:list-item>
          <text:p text:style-name="P121">Příbuzný Filipa Dobyvatele</text:p>
        </text:list-item>
        <text:list-item>
          <text:p text:style-name="P122">Znal Orbinova otce</text:p>
        </text:list-item>
      </text:list>
      <text:p text:style-name="P12"><text:soft-page-break/><text:span text:style-name="T9">Le</text:span><text:span text:style-name="T10">a</text:span><text:span text:style-name="T9">ndor –</text:span><text:span text:style-name="T11"> elf, </text:span><text:span text:style-name="T18">archivář, </text:span><text:span text:style-name="T21">něco přes 40 let </text:span><text:span text:style-name="T23">(spíš kolem 50, má dospělou dceru)</text:span></text:p>
      <text:list xml:id="list297182615" text:style-name="L11">
        <text:list-item>
          <text:p text:style-name="P123">aktuální šéf novoelfského hnutí</text:p>
        </text:list-item>
      </text:list>
      <text:h text:style-name="Heading_20_5" text:outline-level="5">Jižanská delegace</text:h>
      <text:p text:style-name="P24"><text:span text:style-name="T38">Duranaga</text:span> – <text:span text:style-name="T37">starý diplomat, jižanský aristokrat</text:span></text:p>
      <text:p text:style-name="P23">Ašanga – <text:span text:style-name="T36">mladá, </text:span>vysoká, štíhlá atletka <text:span text:style-name="T36">(jižanka)</text:span></text:p>
      <text:p text:style-name="P25">Usambe –<text:span text:style-name="T38"> jižanský šaman</text:span></text:p>
      <text:h text:style-name="Heading_20_5" text:outline-level="5">Elfové</text:h>
      <text:p text:style-name="P41">Tianas – vůdce výpravy</text:p>
      <text:p text:style-name="P41">Ailara – léčitelka, Leandorova <text:span text:style-name="T104">dcera</text:span></text:p>
      <text:h text:style-name="Heading_20_5" text:outline-level="5">Podsvětí</text:h>
      <text:p text:style-name="P45">Rak<text:span text:style-name="T53">n</text:span>os – kudůk, majitel taverny, jeden z T<text:span text:style-name="T47">u</text:span>larových lidí.</text:p>
      <text:p text:style-name="P42">T<text:span text:style-name="T47">u</text:span>lar – chromý žebrák, <text:span text:style-name="T41">vysedává v tavernách a povídá si s lidmi (ať už mu dají almužnu nebo ne).</text:span></text:p>
      <text:list xml:id="list577223141" text:style-name="L12">
        <text:list-item>
          <text:p text:style-name="P135">Ve skutečnosti je to šéf <text:span text:style-name="T63">zlodějské</text:span> gildy.</text:p>
        </text:list-item>
      </text:list>
      <text:h text:style-name="Heading_20_5" text:outline-level="5">Trpaslická gilda</text:h>
      <text:p text:style-name="P51">Norgat <text:span text:style-name="T83">(Hač mu tuším říká Norat)</text:span> – <text:span text:style-name="T66">trpaslík, pouliční obchodník a dohazovač.</text:span></text:p>
      <text:list xml:id="list523471010" text:style-name="L13">
        <text:list-item>
          <text:p text:style-name="P136">Má kon<text:span text:style-name="T64">t</text:span>akty na zlodějskou gildu, nezná ale jejího šéfa.</text:p>
        </text:list-item>
      </text:list>
      <text:h text:style-name="Heading_20_5" text:outline-level="5"><text:soft-page-break/>Žoldácká kumpanie „<text:span text:style-name="T56">Černí bratri“</text:span></text:h>
      <text:p text:style-name="P19">Vedou ji dvojčata, černí elfové Esim a V<text:span text:style-name="T105">í</text:span>m<text:span text:style-name="T88">é</text:span>s.</text:p>
      <text:list xml:id="list3802964680" text:style-name="L14">
        <text:list-item>
          <text:p text:style-name="P137"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1398442515" text:style-name="L15">
        <text:list-item>
          <text:p text:style-name="P138">Vede ji horský trpaslík Gambek.</text:p>
        </text:list-item>
        <text:list-item>
          <text:p text:style-name="P139">něco přes 200 členů.</text:p>
        </text:list-item>
      </text:list>
      <text:list xml:id="list4122149712" text:style-name="L16">
        <text:list-item>
          <text:p text:style-name="P140">Jsou to těžkooděnci <text:span text:style-name="T62">(nosej stejné přilby a skoro nikdy je nesundávaj).</text:span></text:p>
        </text:list-item>
        <text:list-item>
          <text:p text:style-name="P141">Kumpanii financuje trpaslická Gilda – tenhle job vzali schválně, aby měla Gilda ve Vadoře svoje vojáky.</text:p>
        </text:list-item>
      </text:list>
      <text:h text:style-name="P85" text:outline-level="1">Města</text:h>
      <text:p text:style-name="P40">Vadora</text:p>
      <text:p text:style-name="P53">Abydos <text:span text:style-name="T40">(na sever od Vadory)</text:span></text:p>
      <text:p text:style-name="P54">- kudůcká gilda.</text:p>
      <text:p text:style-name="P21">Bara<text:span text:style-name="T28">d</text:span>ra <text:span text:style-name="T40">(na jih od Vadory)</text:span></text:p>
      <text:h text:style-name="Heading_20_1" text:outline-level="1"><text:soft-page-break/>Lokace</text:h>
      <text:p text:style-name="P35">Agora</text:p>
      <text:p text:style-name="P31">Budova Senátu (u Agory)</text:p>
      <text:p text:style-name="P32"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7">- člověk</text:span></text:p>
      <text:p text:style-name="P13">Archivář: <text:span text:style-name="T9">Le</text:span><text:span text:style-name="T10">a</text:span><text:span text:style-name="T9">ndor –</text:span><text:span text:style-name="T11"> elf</text:span></text:p>
      <text:h text:style-name="Heading_20_2" text:outline-level="2"><text:span text:style-name="T11">S</text:span><text:span text:style-name="T8">igmarrova žoldácká kumpanie</text:span></text:h>
      <text:p text:style-name="P30">Dvojčata – černí elfové (TODO: Jména)</text:p>
      <text:p text:style-name="P48"><text:span text:style-name="T8"><text:tab/></text:span><text:span text:style-name="T19">Esim a </text:span><text:span text:style-name="T20">V</text:span><text:span text:style-name="T24">í</text:span><text:span text:style-name="T20">m</text:span><text:span text:style-name="T22">é</text:span><text:span text:style-name="T20">s</text:span></text:p>
      <text:p text:style-name="P49"><text:span text:style-name="T58">V</text:span><text:span text:style-name="T57">anja – </text:span><text:span text:style-name="T59">seveřanská </text:span><text:span text:style-name="T57">žoldačka, bývalá assassinka.<text:line-break/><text:tab/>„</text:span><text:span text:style-name="T60">No nazdar.</text:span><text:span text:style-name="T57">“ „</text:span><text:span text:style-name="T60">Co chceš?</text:span><text:span text:style-name="T57">“</text:span></text:p>
      <text:list xml:id="list2550569244" text:style-name="L17">
        <text:list-item>
          <text:p text:style-name="P142"><text:span text:style-name="T57">Má dceru Ronju </text:span><text:span text:style-name="T61">(tak 5-6 let)</text:span></text:p>
          <text:list>
            <text:list-item>
              <text:p text:style-name="P143"><text:span text:style-name="T61">R</text:span><text:span text:style-name="T57">onja je maskotem kumpanie</text:span></text:p>
            </text:list-item>
          </text:list>
        </text:list-item>
        <text:list-item>
          <text:p text:style-name="P144"><text:soft-page-break/><text:span text:style-name="T61">C</text:span><text:span text:style-name="T57">hce se stát měšťankou</text:span></text:p>
        </text:list-item>
      </text:list>
      <text:h text:style-name="Heading_20_1" text:outline-level="1"><text:span text:style-name="T11">U</text:span><text:span text:style-name="T8">dálosti</text:span></text:h>
      <text:h text:style-name="Heading_20_3" text:outline-level="3"><text:span text:style-name="T11">G</text:span><text:span text:style-name="T8">lobální události</text:span></text:h>
      <text:p text:style-name="P22">Filip Veliký je už několik let mrtev a nevypadá to, že se jeho nástupníci dohodnou. <text:span text:style-name="T49">V Dórské říši se s</text:span>chyluje k <text:span text:style-name="T48">občanské</text:span> válce.</text:p>
      <text:h text:style-name="Heading_20_3" text:outline-level="3">Lokální události</text:h>
      <text:p text:style-name="P46">Dórská aristokracie <text:span text:style-name="T68">vs Icénské obchodnické rodiny</text:span>.</text:p>
      <text:list xml:id="list1081089161" text:style-name="L18">
        <text:list-item>
          <text:p text:style-name="P145"><text:span text:style-name="T68">Vadora byla původně Icénský přístav</text:span>. Dó<text:span text:style-name="T69">rští aristokrati</text:span> <text:span text:style-name="T69">jich</text:span> po <text:span text:style-name="T68">zabrání</text:span> města <text:span text:style-name="T69">spoustu</text:span> popravili <text:span text:style-name="T69">a jejich majetek zabrali. Navíc si</text:span> <text:span text:style-name="T69">zajistili dědičné právo na místa v Senátu.</text:span></text:p>
        </text:list-item>
        <text:list-item>
          <text:p text:style-name="P146"><text:span text:style-name="T69">P</text:span>řeživší Icénské rod<text:span text:style-name="T69">in</text:span>y přijaly <text:span text:style-name="T69">zbylé členy</text:span> těch vyvražděných – dlouho se tu tedy živí neávist proti Dórské šlechtě a jsou zde potomci starých Icénských rodů, kteří by si mohli nárokovat původní rodový majetek <text:span text:style-name="T69">(a taky že nárokují)</text:span>.</text:p>
        </text:list-item>
      </text:list>
      <text:p text:style-name="P44">Stratég si připravuje pozici k převzetí moci</text:p>
      <text:list xml:id="list1707116144" text:style-name="L19">
        <text:list-item>
          <text:p text:style-name="P147">Stratég (Doruvos) je Dórský <text:span text:style-name="T50">aristokrat</text:span>.</text:p>
          <text:list>
            <text:list-item>
              <text:p text:style-name="P148">Dórská šlechta ho <text:span text:style-name="T89">p</text:span>odpor<text:span text:style-name="T51">uje</text:span> výměnou za slib <text:span text:style-name="T70">vysokých postů v nové monarchii</text:span>.</text:p>
            </text:list-item>
          </text:list>
        </text:list-item>
      </text:list>
      <text:list xml:id="list3952568883" text:style-name="L20">
        <text:list-item>
          <text:p text:style-name="P149">Začne likvidovat <text:span text:style-name="T27">ostatní</text:span> sítě <text:span text:style-name="T27">informátorů.</text:span></text:p>
          <text:list>
            <text:list-item>
              <text:p text:style-name="P150">Najme si na to kudůckou gildu <text:span text:style-name="T71">z Abydosu</text:span> – plánuje ji později využít jako svou tajnou policii.</text:p>
            </text:list-item>
          </text:list>
        </text:list-item>
        <text:list-item>
          <text:p text:style-name="P151">Najme si a přivolá do města žoldnéřskou armádu.</text:p>
        </text:list-item>
      </text:list>
      <text:h text:style-name="Heading_20_3" text:outline-level="3"><text:soft-page-break/>E<text:span text:style-name="T39">ncountery</text:span></text:h>
      <text:p text:style-name="P65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359220900" text:style-name="L21">
        <text:list-item>
          <text:p text:style-name="P132">Mystický: Osvícení lze dosáhnout půstem, odříkáním, meditací, okultními zážitky.</text:p>
        </text:list-item>
        <text:list-item>
          <text:p text:style-name="P152"><text:span text:style-name="T12">F</text:span><text:span text:style-name="T8">ilosofický: </text:span><text:span text:style-name="T14">Osvícení lze dosáhnout </text:span><text:span text:style-name="T15">poznáním</text:span><text:span text:style-name="T14"> prvotního vzoru </text:span><text:span text:style-name="T16">skrze</text:span><text:span text:style-name="T14"> studi</text:span><text:span text:style-name="T16">um </text:span><text:span text:style-name="T14">druhotného (tedy našeho) světa.</text:span></text:p>
        </text:list-item>
      </text:list>
      <text:p text:style-name="P64"><text:span text:style-name="T14">L</text:span><text:span text:style-name="T8">ikvidace informátora</text:span></text:p>
      <text:list xml:id="list4130637919" text:style-name="L22">
        <text:list-item>
          <text:p text:style-name="P133">Mohlo by se to stát v taverně, kde dělá Belzebák –<text:span text:style-name="T72"> bude to jeden z jeho informátorů</text:span>.</text:p>
        </text:list-item>
      </text:list>
      <text:list xml:id="list367734464" text:style-name="L23">
        <text:list-item>
          <text:p text:style-name="P134">Obstoupí ho tři týpci <text:span text:style-name="T84">ve</text:span> <text:span text:style-name="T73">zbroji</text:span> - dva ho chytnou, třetí podřízne.</text:p>
          <text:list>
            <text:list-item>
              <text:p text:style-name="P124"><text:span text:style-name="T85">Jsou to žoldáci. S nimi je ještě místní zrádce – oni sami </text:span><text:span text:style-name="T86">by nevěděli, kdo jsou informátoři </text:span><text:span text:style-name="T85">a koho tedy mají likvidovat</text:span><text:span text:style-name="T74">.</text:span></text:p>
            </text:list-item>
          </text:list>
        </text:list-item>
        <text:list-item>
          <text:p text:style-name="P125">Kdo ho nechal zabít?</text:p>
          <text:list>
            <text:list-item>
              <text:p text:style-name="P126">Stratég <text:span text:style-name="T73">Doruvos</text:span></text:p>
            </text:list-item>
          </text:list>
        </text:list-item>
      </text:list>
      <text:p text:style-name="P15"><text:span text:style-name="T8">Atletické hry vyhraje štíhlá vysoká jižanka </text:span><text:span text:style-name="T17">Ašanga</text:span><text:span text:style-name="T8">.</text:span></text:p>
      <text:list xml:id="list1446929589" text:style-name="L24">
        <text:list-item>
          <text:p text:style-name="P127">Je tu s celou jižanskou delegací</text:p>
        </text:list-item>
        <text:list-item>
          <text:p text:style-name="P127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3651569579" text:style-name="L25">
        <text:list-item>
          <text:p text:style-name="P128">Nabídl ji za to dům ve Vadoře, čímž by se z ní stala občanka města.</text:p>
        </text:list-item>
      </text:list>
      <text:list xml:id="list1058896646" text:style-name="L26">
        <text:list-item>
          <text:p text:style-name="P129">Nepovede se jí to, chytěj ji a budou ji chtít popravit.</text:p>
        </text:list-item>
        <text:list-item>
          <text:p text:style-name="P130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.</text:p>
      <text:p text:style-name="P29">Jak se trpaslická Gilda postaví k Doruvosově pokusu o převzetí moci? Postaví se Plechový hlavy proti němu?</text:p>
      <text:list xml:id="list2386146092" text:style-name="L27">
        <text:list-item>
          <text:p text:style-name="P131">Asi jo, protože Gildě vyhovuje volnej obchod a Doruvos by ho určitě přiškrtil, kdyby se stal vládcem.</text:p>
        </text:list-item>
      </text:list>
      <text:h text:style-name="Heading_20_3" text:outline-level="3">A<text:span text:style-name="T90">k</text:span>tuálně</text:h>
      <text:p text:style-name="P59">Z Šarlatové kumpanie přežije jen pár jednotlivců. <text:span text:style-name="T78">Zbytek povraždí Vadorské podsvětí.</text:span></text:p>
      <text:p text:style-name="P59">Co bude v truhličce kapitána Fenrise?</text:p>
      <text:list xml:id="list2504053471" text:style-name="L28">
        <text:list-item>
          <text:p text:style-name="P153">Zlato</text:p>
        </text:list-item>
        <text:list-item>
          <text:p text:style-name="P153">Měl by tam bejt nějakej hint na to, kdo kumpanii najal.</text:p>
          <text:list>
            <text:list-item>
              <text:p text:style-name="P153"><text:span text:style-name="T81">K</text:span>ontrakt <text:span text:style-name="T81">s Doruvosem</text:span></text:p>
              <text:list>
                <text:list-item>
                  <text:p text:style-name="P153">Asi tam prostě rovnou bude podepsán <text:span text:style-name="T77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874526745" text:style-name="L29">
        <text:list-item>
          <text:p text:style-name="P154"><text:soft-page-break/>Tular je rozhodně nenechá nepotrestané.</text:p>
          <text:list>
            <text:list-item>
              <text:p text:style-name="P155">Hit bude proti klíčovým osobám ve vedení <text:span text:style-name="T80">(Konkrétně Lian – elf, bývalý žoldák)</text:span>.</text:p>
            </text:list-item>
            <text:list-item>
              <text:p text:style-name="P154">Raknos <text:span text:style-name="T79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2777514600" text:style-name="L30">
        <text:list-item>
          <text:p text:style-name="P156">Postavy by se mohly k něčemu přichomýtnout</text:p>
          <text:list>
            <text:list-item>
              <text:p text:style-name="P157">Třeba hit na nějakého bohatého kupce.</text:p>
            </text:list-item>
            <text:list-item>
              <text:p text:style-name="P157">Nebo třeba na knihovnu akademie.</text:p>
              <text:list>
                <text:list-item>
                  <text:p text:style-name="P158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359327267" text:style-name="L31">
        <text:list-item>
          <text:p text:style-name="P159">Doruvos bude mít projev. Obviní radu z neplodného politikaření a slíbí, že se o to osobně postará.</text:p>
          <text:list>
            <text:list-item>
              <text:p text:style-name="P159">Zanedlouho dorazí žoldácká armáda.</text:p>
            </text:list-item>
          </text:list>
        </text:list-item>
      </text:list>
      <text:p text:style-name="P62">TODO: Oživit si akci s asasinkou-žoldačkou <text:span text:style-name="T82">(done)</text:span></text:p>
      <text:p text:style-name="P62">TODO: Domyslet krádež knih.</text:p>
      <text:list xml:id="list714482723" text:style-name="L32">
        <text:list-item>
          <text:p text:style-name="P160">Leandor bydlí u svého bratrance, měšťana Valandora.</text:p>
          <text:list>
            <text:list-item>
              <text:p text:style-name="P161">Od něj si elfové „půjčili“ vůz.</text:p>
            </text:list-item>
          </text:list>
        </text:list-item>
        <text:list-item>
          <text:p text:style-name="P162">Klíče od knihovny má:</text:p>
          <text:list>
            <text:list-item>
              <text:p text:style-name="P162">Scholarch</text:p>
            </text:list-item>
            <text:list-item>
              <text:p text:style-name="P162">Leandor (archivář)</text:p>
            </text:list-item>
            <text:list-item>
              <text:p text:style-name="P162">Správce (a zároveň noční hlídač) <text:span text:style-name="T87">Tagl (trpaslík)</text:span>.</text:p>
              <text:list>
                <text:list-item>
                  <text:p text:style-name="P162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2928314352" text:style-name="L33">
        <text:list-item>
          <text:p text:style-name="P163">Jak to zapojit do příběhu postav?</text:p>
          <text:list>
            <text:list-item>
              <text:p text:style-name="P164">Ašanga se může o někoho z nich zajímat.</text:p>
              <text:list>
                <text:list-item>
                  <text:p text:style-name="P164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2567490277" text:style-name="L34">
        <text:list-item>
          <text:p text:style-name="P165">Představení Ašangy, ale ideálně by se tam toho mělo dít víc.</text:p>
        </text:list-item>
      </text:list>
      <text:h text:style-name="Heading_20_1" text:outline-level="1">Chapter 2</text:h>
      <text:p text:style-name="P66">Pozn: Dům pro měšťana stojí od 500 zl výš.</text:p>
      <text:h text:style-name="Heading_20_2" text:outline-level="2">Co se děje ve městě</text:h>
      <text:p text:style-name="P67">Doruvos si pozval zbytek své bývalé armády (3 triéry, celkem 1 falanga + posádky lodí).</text:p>
      <text:p text:style-name="P68">Pokus o vraždu Doruvose.</text:p>
      <text:p text:style-name="P68">Probíhá válka sítí.</text:p>
      <text:p text:style-name="P67">Výhledově: upír (to by mělo souviset s <text:span text:style-name="T92">průzkumem dungeonu pod městem</text:span>)</text:p>
      <text:p text:style-name="P69">Doruvos zaručeně není jedinej, kdo si najme žoldáky. Ve městě se objevěj další kumpanie.</text:p>
      <text:list xml:id="list1513144476" text:style-name="L35">
        <text:list-item>
          <text:p text:style-name="P166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166">Toho půjde pěkně zneužívat.</text:p>
            </text:list-item>
          </text:list>
        </text:list-item>
      </text:list>
      <text:p text:style-name="P70">Problémy s piráty!</text:p>
      <text:list xml:id="list892256295" text:style-name="L36">
        <text:list-item>
          <text:p text:style-name="P168">Konkrétně s jinými piráty. Možná dojde k válce pirátů?</text:p>
          <text:list>
            <text:list-item>
              <text:p text:style-name="P168">Toho by se možná nějaká skupina mohla zúčastnit (piráti budou nabírat posily).</text:p>
            </text:list-item>
          </text:list>
        </text:list-item>
      </text:list>
      <text:h text:style-name="Heading_20_2" text:outline-level="2">3 linky pro středeční skupinu</text:h>
      <text:list xml:id="list1704816452" text:style-name="L37">
        <text:list-item>
          <text:p text:style-name="P169">Souboj sítí</text:p>
        </text:list-item>
        <text:list-item>
          <text:p text:style-name="P169">Elfové a ukradené knihy</text:p>
        </text:list-item>
      </text:list>
      <text:list xml:id="list4143640280" text:style-name="L38">
        <text:list-item>
          <text:list>
            <text:list-item>
              <text:p text:style-name="P170">Kde jsou ty knihy?</text:p>
              <text:list>
                <text:list-item>
                  <text:p text:style-name="P173">V domě Leandorova bratra.</text:p>
                </text:list-item>
              </text:list>
            </text:list-item>
            <text:list-item>
              <text:p text:style-name="P170">Vím, ke komu to vede (dům bohatého měšťana).</text:p>
            </text:list-item>
            <text:list-item>
              <text:p text:style-name="P170">Ailara byla Leandorova dcera?</text:p>
              <text:list>
                <text:list-item>
                  <text:p text:style-name="P170">Asi jo, je starej, takže sestra nejspíš ne.</text:p>
                </text:list-item>
                <text:list-item>
                  <text:p text:style-name="P174">Nebo možná dcera Leandorova bratra. To by mohlo Leandora dostat do vážných problémů.</text:p>
                </text:list-item>
              </text:list>
            </text:list-item>
            <text:list-item>
              <text:p text:style-name="P175">Kdo byl Tianas.</text:p>
              <text:list>
                <text:list-item>
                  <text:p text:style-name="P175">Zřejmě taky syn nějakého bohatého měšťana – Deonora.</text:p>
                </text:list-item>
                <text:list-item>
                  <text:p text:style-name="P176"><text:soft-page-break/>To by možná mohl bejt dokonce i senátor – <text:span text:style-name="T103">tzn to jsou Icéňané</text:span>.</text:p>
                </text:list-item>
              </text:list>
            </text:list-item>
            <text:list-item>
              <text:p text:style-name="P177">Leandor je nejspíš Achájec. </text:p>
            </text:list-item>
          </text:list>
        </text:list-item>
      </text:list>
      <text:list xml:id="list175406540739655" text:continue-list="list1704816452" text:style-name="L37">
        <text:list-item>
          <text:p text:style-name="P169">Dungeon pod městem (TODO)</text:p>
        </text:list-item>
        <text:list-item>
          <text:p text:style-name="P178"><text:span text:style-name="T91">Zraněný Doruvos a V</text:span>anja pod zámkem</text:p>
        </text:list-item>
      </text:list>
      <text:h text:style-name="Heading_20_2" text:outline-level="2">3 linky pro úterní skupinu</text:h>
      <text:list xml:id="list2478458676" text:style-name="L39">
        <text:list-item>
          <text:p text:style-name="P171">Souboj sítí</text:p>
        </text:list-item>
      </text:list>
      <text:list xml:id="list675210582" text:style-name="L40">
        <text:list-item>
          <text:list>
            <text:list-item>
              <text:p text:style-name="P172">Pokus o likvidaci šéfa dětského gangu (TODO: Jméno).</text:p>
            </text:list-item>
          </text:list>
        </text:list-item>
      </text:list>
      <text:list xml:id="list175405839118046" text:continue-list="list2478458676" text:style-name="L39">
        <text:list-item>
          <text:p text:style-name="P179">Dungeon pod městem</text:p>
        </text:list-item>
      </text:list>
      <text:list xml:id="list692424148" text:style-name="L41">
        <text:list-item>
          <text:list>
            <text:list-item>
              <text:p text:style-name="P180">Jak se o něm dozvědí?</text:p>
            </text:list-item>
            <text:list-item>
              <text:p text:style-name="P182">Zajímají se o jména z dopisů, jestli se nepletu.</text:p>
            </text:list-item>
            <text:list-item>
              <text:p text:style-name="P183">Ale asi by to chtělo ještě nějakej jinej směr.</text:p>
            </text:list-item>
          </text:list>
        </text:list-item>
      </text:list>
      <text:list xml:id="list175407056443461" text:continue-list="list175405839118046" text:style-name="L39">
        <text:list-item>
          <text:p text:style-name="P179">TODO</text:p>
        </text:list-item>
        <text:list-item>
          <text:p text:style-name="P185">Problémy s piráty</text:p>
        </text:list-item>
      </text:list>
      <text:list xml:id="list736583615" text:style-name="L42">
        <text:list-item>
          <text:list>
            <text:list-item>
              <text:p text:style-name="P186">Ideálně by to chtělo akci přímo ve městě, nebo na zakotvené lodi.</text:p>
            </text:list-item>
            <text:list-item>
              <text:p text:style-name="P187">Pašerákův kontrakt ho může požádat o pár lidí na nějakou akci.</text:p>
            </text:list-item>
          </text:list>
        </text:list-item>
      </text:list>
      <text:list xml:id="list175406382296184" text:continue-list="list175407056443461" text:style-name="L39">
        <text:list-item>
          <text:p text:style-name="P185">TODO</text:p>
        </text:list-item>
      </text:list>
      <text:p text:style-name="P67">Postavy mám:</text:p>
      <text:list xml:id="list2591747130" text:style-name="L43">
        <text:list-item>
          <text:p text:style-name="P181">Týpek z ulice (dětský gang, atd.).</text:p>
          <text:list>
            <text:list-item>
              <text:p text:style-name="P188">Tady je to jasný – děj v podsvětí.</text:p>
            </text:list-item>
          </text:list>
        </text:list-item>
        <text:list-item>
          <text:p text:style-name="P181"><text:soft-page-break/>Černá elfka</text:p>
          <text:list>
            <text:list-item>
              <text:p text:style-name="P184">Možná by ji mohl někdo chtít ukázat, co našel v podzemí, nebo ji do toho zapojit?</text:p>
            </text:list-item>
            <text:list-item>
              <text:p text:style-name="P167">Kontakt s elfími bratry (to ale teď moc nikam nepovede).</text:p>
            </text:list-item>
          </text:list>
        </text:list-item>
        <text:list-item>
          <text:p text:style-name="P167">Pirát/pašerák</text:p>
          <text:list>
            <text:list-item>
              <text:p text:style-name="P167">Mohl by mít přehled o tom, kdo a co přijíždí do města (další žoldáci, pak Doruvosovy triéry).</text:p>
              <text:list>
                <text:list-item>
                  <text:p text:style-name="P189">Problémy s piráty!</text:p>
                </text:list-item>
              </text:list>
            </text:list-item>
          </text:list>
        </text:list-item>
        <text:list-item>
          <text:p text:style-name="P167">Trpasličí lovec</text:p>
          <text:list>
            <text:list-item>
              <text:p text:style-name="P167">Toho asi nemusím explicitně zapojovat, hráč je aktivní.</text:p>
            </text:list-item>
          </text:list>
        </text:list-item>
      </text:list>
      <text:p text:style-name="P71">Aktuálně:</text:p>
      <text:list xml:id="list1407031140" text:style-name="L44">
        <text:list-item>
          <text:p text:style-name="P190">Změna: Elfka utekla.</text:p>
        </text:list-item>
        <text:list-item>
          <text:p text:style-name="P190">Ukradla pašerákovi nějaké inkriminující lejstro. Možná padělanou kupní smlouvu nebo tak něco.</text:p>
        </text:list-item>
        <text:list-item>
          <text:p text:style-name="P190">Pašerák chce buď to lejstro (dá za něj 10 zl), nebo živou elfku s tím, že to z ní vyrazí sám (5 zl).</text:p>
        </text:list-item>
        <text:list-item>
          <text:p text:style-name="P191">Pašerák dal postavám tip, kde elfku najdou (nějaká taverna).</text:p>
          <text:list>
            <text:list-item>
              <text:p text:style-name="P192">Ago<text:span text:style-name="T106">r</text:span>nova taverna.</text:p>
            </text:list-item>
            <text:list-item>
              <text:p text:style-name="P192">Ag<text:span text:style-name="T106">o</text:span>rn je chlap jak hora, achájec. <text:span text:style-name="T93">Má dva podobně urostlé syny a všichni jsou to vysloužilí vojáci.</text:span></text:p>
            </text:list-item>
            <text:list-item>
              <text:p text:style-name="P193">Proč elfka chodí k němu?</text:p>
              <text:list>
                <text:list-item>
                  <text:p text:style-name="P194"><text:soft-page-break/>Protože Agorn se nenechá od místního podsvětí vodit za nos, jeho taverna je tak trochu sanctuary.</text:p>
                </text:list-item>
              </text:list>
            </text:list-item>
          </text:list>
        </text:list-item>
        <text:list-item>
          <text:p text:style-name="P193">Elfka se jmenuje <text:span text:style-name="T94">D</text:span>anara.</text:p>
          <text:list>
            <text:list-item>
              <text:p text:style-name="P195">Je místní?</text:p>
              <text:list>
                <text:list-item>
                  <text:p text:style-name="P196">Už pár let tu žije, ale původem je z Abydosu. <text:span text:style-name="T95">Proto ji znají tamní kudůci.</text:span></text:p>
                  <text:list>
                    <text:list-item>
                      <text:p text:style-name="P197">Vyhrožují jí, ona by se jich ráda zbavila <text:span text:style-name="T96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195">S místním podsvětím nespolupracuje.</text:p>
            </text:list-item>
            <text:list-item>
              <text:p text:style-name="P198"><text:span text:style-name="T108">Halara v</text:span>ydírá, <text:span text:style-name="T100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199">Teď se ale <text:span text:style-name="T109">Danara</text:span> potřebuje dostat z města pryč, takže si řekla o jednorázovou větší částku – dejme tomu <text:span text:style-name="T107">2</text:span>0 zl. Ha<text:span text:style-name="T101">la</text:span>r celkem logicky usoudil, že bude levnější někoho najmout, aby problém vyřešil.</text:p>
                </text:list-item>
                <text:list-item>
                  <text:p text:style-name="P200">Danara <text:span text:style-name="T110">má starou babičku, o kterou se stará.</text:span></text:p>
                </text:list-item>
              </text:list>
            </text:list-item>
          </text:list>
        </text:list-item>
        <text:list-item>
          <text:p text:style-name="P201">Pašerák (Zejádův kontakt) se jmenuje Ha<text:span text:style-name="T101">la</text:span>r.</text:p>
          <text:list>
            <text:list-item>
              <text:p text:style-name="P202">Je to Artézan, člověk.</text:p>
            </text:list-item>
            <text:list-item>
              <text:p text:style-name="P202">Oficiálně je to obchodník, sám ale žádné zboží nevozí.</text:p>
              <text:list>
                <text:list-item>
                  <text:p text:style-name="P203">Má dohodu s jinými obchodníky, na jejichž lodě se vždycky část lupu přeloží a oni to prodají spolu s čistým zbožím <text:span text:style-name="T97">(přímo tady ve Vadoře)</text:span>.</text:p>
                </text:list-item>
                <text:list-item>
                  <text:p text:style-name="P204"><text:soft-page-break/>Proto potřebuje padělat smlouvy <text:span text:style-name="T99">(počestní obchodníci je obvykle chtějí vidět, aby se ujistili, že nekupují kradené zboží. Možná to kontrolovalo i přímo město)</text:span>. Je to <text:span text:style-name="T98">A</text:span>rtézan, takže dává smysl, že smlouvy neuzavírá v Išařině chrámu <text:span text:style-name="T98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205">Úterní skupina chodí do Gadařiny taverny.</text:p>
          <text:list>
            <text:list-item>
              <text:p text:style-name="P206">Oni jsou vlastně na rozhraní slumu, trpaslické čtvrti a nějaké řemeslnické.</text:p>
            </text:list-item>
            <text:list-item>
              <text:p text:style-name="P206">Majitelka je trpaslice, <text:span text:style-name="T102">Gadara.</text:span></text:p>
              <text:list>
                <text:list-item>
                  <text:p text:style-name="P207">Není zapojená do podsvětí, jen platí výpalné.</text:p>
                </text:list-item>
              </text:list>
            </text:list-item>
            <text:list-item>
              <text:p text:style-name="P208">Taverna je v trpaslické čtvrti, ale směrem ven a půlka stolů má lidskou velikost.</text:p>
            </text:list-item>
          </text:list>
        </text:list-item>
        <text:list-item>
          <text:p text:style-name="P209">Ze stok vylezl upír a nadělal tam pár zombií.</text:p>
          <text:list>
            <text:list-item>
              <text:p text:style-name="P209">Děti se do stok zaručeně podívat půjdou (to ale můžu odložit, až bude Uliho hráč).</text:p>
            </text:list-item>
          </text:list>
        </text:list-item>
        <text:list-item>
          <text:p text:style-name="P209">Dá se prokopat do dungeonu (a úterní skupina už ví kudy – byť to teda může bejt jen další malá část).</text:p>
        </text:list-item>
      </text:list>
      <text:h text:style-name="P86" text:outline-level="1">Chapter 2</text:h>
      <text:p text:style-name="P210">Potřebuju nové linie přímo pro postavy.</text:p>
      <text:list xml:id="list3229258773" text:style-name="L45">
        <text:list-item>
          <text:p text:style-name="P211">Na trhu se objeví magické předměty (léčivý lektvar, možná ještě něco).</text:p>
        </text:list-item>
        <text:list-item>
          <text:p text:style-name="P211">Jak si mohou postavy vydělávat?</text:p>
          <text:list>
            <text:list-item>
              <text:p text:style-name="P211"><text:soft-page-break/>Ve městě se rozbují krádeže, vraždy a tak (vyřizování starých účtú), takže možná nějaké vyšetřování/pátrání.</text:p>
            </text:list-item>
            <text:list-item>
              <text:p text:style-name="P212">Doprovod do divočiny</text:p>
              <text:list>
                <text:list-item>
                  <text:p text:style-name="P212">To dává dobrej smysl, obě skupiny jsou jedni z mála, kdo v divočině byl a vrátil se živej (a někdo by to o nich mohl vědět).</text:p>
                  <text:list>
                    <text:list-item>
                      <text:p text:style-name="P213">Asi by se tam mělo stát/najít něco zajímavějšího, než jen útok orků.</text:p>
                      <text:list>
                        <text:list-item>
                          <text:p text:style-name="P213">Někdo může bejt v noci odvlečenej kamsi do lesa (doupě nějaké potvory? Minidungeon? Asi jen itemy, bez krystalu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4">Cesta někam na lodi (<text:span text:style-name="T112">P</text:span>roč? <text:span text:style-name="T112">Co tam?</text:span>)</text:p>
              <text:list>
                <text:list-item>
                  <text:p text:style-name="P215">Možná by postavy mohly najít nějakou stopu (mapa k pokladu?), která je motivuje se někam vypravit (to je rozhodně lepší, než když si je někdo najme).</text:p>
                </text:list-item>
              </text:list>
            </text:list-item>
            <text:list-item>
              <text:p text:style-name="P216">Víc z dungeonu pod městem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8-06T17:54:04.807000000</dc:date>
    <meta:print-date>2113-01-01T00:00:00</meta:print-date>
    <meta:editing-cycles>10285</meta:editing-cycles>
    <meta:editing-duration>P31DT21H24M21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21" meta:paragraph-count="288" meta:word-count="2532" meta:character-count="15163" meta:non-whitespace-character-count="13041"/>
  </office:meta>
</office:document-meta>
</file>